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kipListReader.init( long skipPointer , long freqBasePointer , long proxBasePointer , int df , boolean storesPayloa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kipListReader.getPayloa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kipListReader.setLastSkipData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kipListReader.getFreq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kipListReader.getProx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kipListReader.seekChild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kipListReader.readSkipData( int level , IndexInput skip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SkipListReader.DefaultSkipListReader( IndexInput skipStream , int maxSkipLevels , int skip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